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全真中仿宋, 新細明體" svg:font-family="'全真中仿宋, 新細明體'" style:font-family-generic="modern"/>
    <style:font-face style:name="標楷體" svg:font-family="標楷體" style:font-family-generic="script"/>
    <style:font-face style:name="Lucida Sans2" svg:font-family="'Lucida Sans'" style:font-family-generic="swiss"/>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思源宋體" svg:font-family="思源宋體" style:font-family-generic="system" style:font-pitch="variable"/>
    <style:font-face style:name="思源黑體" svg:font-family="思源黑體" style:font-family-generic="system" style:font-pitch="variable"/>
  </office:font-face-decls>
  <office:automatic-styles>
    <style:style style:name="表格1" style:family="table">
      <style:table-properties style:width="18.286cm" table:align="center" style:writing-mode="lr-tb"/>
    </style:style>
    <style:style style:name="表格1.A" style:family="table-column">
      <style:table-column-properties style:column-width="18.286cm"/>
    </style:style>
    <style:style style:name="表格1.1" style:family="table-row">
      <style:table-row-properties fo:keep-together="auto"/>
    </style:style>
    <style:style style:name="表格1.A1" style:family="table-cell">
      <style:table-cell-properties style:vertical-align="top" fo:padding-left="0.049cm" fo:padding-right="0.049cm" fo:padding-top="0cm" fo:padding-bottom="0cm" fo:border="0.5pt solid #000000" style:writing-mode="lr-tb"/>
    </style:style>
    <style:style style:name="表格1.2" style:family="table-row">
      <style:table-row-properties style:min-row-height="16.485cm" fo:keep-together="auto"/>
    </style:style>
    <style:style style:name="表格2" style:family="table">
      <style:table-properties style:width="18.286cm" table:align="center" style:writing-mode="lr-tb"/>
    </style:style>
    <style:style style:name="表格2.A" style:family="table-column">
      <style:table-column-properties style:column-width="18.286cm"/>
    </style:style>
    <style:style style:name="表格2.1" style:family="table-row">
      <style:table-row-properties fo:keep-together="auto"/>
    </style:style>
    <style:style style:name="表格2.A1" style:family="table-cell">
      <style:table-cell-properties style:vertical-align="top" fo:padding-left="0.049cm" fo:padding-right="0.049cm" fo:padding-top="0cm" fo:padding-bottom="0cm" fo:border="0.5pt solid #000000" style:writing-mode="lr-tb"/>
    </style:style>
    <style:style style:name="表格2.2" style:family="table-row">
      <style:table-row-properties style:min-row-height="23.036cm" fo:keep-together="auto"/>
    </style:style>
    <style:style style:name="表格3" style:family="table">
      <style:table-properties style:width="18.286cm" table:align="center" style:writing-mode="lr-tb"/>
    </style:style>
    <style:style style:name="表格3.A" style:family="table-column">
      <style:table-column-properties style:column-width="18.286cm"/>
    </style:style>
    <style:style style:name="表格3.1" style:family="table-row">
      <style:table-row-properties fo:keep-together="auto"/>
    </style:style>
    <style:style style:name="表格3.A1" style:family="table-cell">
      <style:table-cell-properties style:vertical-align="top" fo:padding-left="0.049cm" fo:padding-right="0.049cm" fo:padding-top="0cm" fo:padding-bottom="0cm" fo:border="0.5pt solid #000000" style:writing-mode="lr-tb"/>
    </style:style>
    <style:style style:name="表格3.2" style:family="table-row">
      <style:table-row-properties style:min-row-height="13.801cm" fo:keep-together="auto"/>
    </style:style>
    <style:style style:name="表格4" style:family="table">
      <style:table-properties style:width="18.286cm" table:align="center" style:writing-mode="lr-tb"/>
    </style:style>
    <style:style style:name="表格4.A" style:family="table-column">
      <style:table-column-properties style:column-width="18.286cm"/>
    </style:style>
    <style:style style:name="表格4.1" style:family="table-row">
      <style:table-row-properties fo:keep-together="auto"/>
    </style:style>
    <style:style style:name="表格4.A1" style:family="table-cell">
      <style:table-cell-properties style:vertical-align="top" fo:padding-left="0.049cm" fo:padding-right="0.049cm" fo:padding-top="0cm" fo:padding-bottom="0cm" fo:border="0.5pt solid #000000" style:writing-mode="lr-tb"/>
    </style:style>
    <style:style style:name="表格4.2" style:family="table-row">
      <style:table-row-properties style:min-row-height="17.736cm" fo:keep-together="auto"/>
    </style:style>
    <style:style style:name="表格5" style:family="table" style:master-page-name="轉換_20_1">
      <style:table-properties style:width="18.286cm" style:page-number="auto" table:align="center" style:writing-mode="lr-tb"/>
    </style:style>
    <style:style style:name="表格5.A" style:family="table-column">
      <style:table-column-properties style:column-width="18.286cm"/>
    </style:style>
    <style:style style:name="表格5.1" style:family="table-row">
      <style:table-row-properties fo:keep-together="auto"/>
    </style:style>
    <style:style style:name="表格5.A1" style:family="table-cell">
      <style:table-cell-properties style:vertical-align="top" fo:padding-left="0.049cm" fo:padding-right="0.049cm" fo:padding-top="0cm" fo:padding-bottom="0cm" fo:border="0.5pt solid #000000" style:writing-mode="lr-tb"/>
    </style:style>
    <style:style style:name="表格5.2" style:family="table-row">
      <style:table-row-properties style:min-row-height="2.734cm" fo:keep-together="auto"/>
    </style:style>
    <style:style style:name="表格5.6" style:family="table-row">
      <style:table-row-properties style:min-row-height="4.062cm" fo:keep-together="auto"/>
    </style:style>
    <style:style style:name="表格5.7" style:family="table-row">
      <style:table-row-properties style:min-row-height="4.628cm" fo:keep-together="auto"/>
    </style:style>
    <style:style style:name="P1" style:family="paragraph" style:parent-style-name="Footer">
      <style:paragraph-properties fo:margin-left="0cm" fo:margin-right="0cm" fo:text-align="center" style:justify-single-word="false" fo:text-indent="0cm" style:auto-text-indent="false"/>
      <style:text-properties fo:text-transform="uppercase" fo:color="#000000" loext:opacity="100%" fo:font-size="12pt" fo:language="zh" fo:country="TW" style:font-size-asian="12pt"/>
    </style:style>
    <style:style style:name="P2" style:family="paragraph" style:parent-style-name="Header">
      <style:paragraph-properties fo:margin-left="0cm" fo:margin-right="0cm" fo:text-align="end" style:justify-single-word="false" fo:text-indent="0cm" style:auto-text-indent="false"/>
      <style:text-properties fo:font-size="11pt" style:font-size-asian="11pt"/>
    </style:style>
    <style:style style:name="P3" style:family="paragraph" style:parent-style-name="Standard">
      <style:paragraph-properties fo:orphans="2" fo:widows="2" fo:hyphenation-ladder-count="no-limit" fo:break-before="page"/>
      <style:text-properties fo:hyphenate="true" fo:hyphenation-remain-char-count="2" fo:hyphenation-push-char-count="2" loext:hyphenation-no-caps="false"/>
    </style:style>
    <style:style style:name="P4" style:family="paragraph" style:parent-style-name="Standard">
      <style:paragraph-properties fo:margin-left="1.995cm" fo:margin-right="0cm" fo:margin-top="0cm" fo:margin-bottom="0.318cm" style:contextual-spacing="false" fo:line-height="0.706cm" fo:text-align="justify" style:justify-single-word="false" fo:text-indent="-0.002cm" style:auto-text-indent="false" style:text-autospace="none" style:vertical-align="auto"/>
    </style:style>
    <style:style style:name="P5" style:family="paragraph" style:parent-style-name="Standard_20__28_user_29_">
      <style:paragraph-properties fo:margin-left="1.866cm" fo:margin-right="0cm" fo:line-height="0.706cm" fo:text-indent="0.002cm" style:auto-text-indent="false" style:snap-to-layout-grid="false"/>
    </style:style>
    <style:style style:name="P6" style:family="paragraph" style:parent-style-name="Standard_20__28_user_29_">
      <style:paragraph-properties fo:margin-left="2.854cm" fo:margin-right="0cm" fo:line-height="0.706cm" fo:text-indent="0.004cm" style:auto-text-indent="false" style:snap-to-layout-grid="false"/>
    </style:style>
    <style:style style:name="P7" style:family="paragraph" style:parent-style-name="Standard_20__28_user_29_">
      <style:paragraph-properties fo:margin-left="3.701cm" fo:margin-right="0cm" fo:line-height="0.706cm" fo:text-indent="-0.843cm" style:auto-text-indent="false" style:snap-to-layout-grid="false"/>
    </style:style>
    <style:style style:name="P8" style:family="paragraph" style:parent-style-name="Standard_20__28_user_29_">
      <style:paragraph-properties fo:margin-left="1.812cm" fo:margin-right="0cm" fo:line-height="0.706cm" fo:text-indent="-0.804cm" style:auto-text-indent="false" style:snap-to-layout-grid="false"/>
    </style:style>
    <style:style style:name="P9" style:family="paragraph" style:parent-style-name="Standard_20__28_user_29_">
      <style:paragraph-properties fo:margin-left="1.866cm" fo:margin-right="0cm" fo:line-height="0.706cm" fo:text-indent="0.007cm" style:auto-text-indent="false" style:snap-to-layout-grid="false"/>
      <style:text-properties officeooo:paragraph-rsid="001cf8d4"/>
    </style:style>
    <style:style style:name="P10" style:family="paragraph" style:parent-style-name="Standard_20__28_user_29_">
      <style:paragraph-properties fo:margin-left="2.856cm" fo:margin-right="0cm" fo:line-height="0.706cm" fo:text-indent="-0.494cm" style:auto-text-indent="false" style:snap-to-layout-grid="false"/>
      <style:text-properties officeooo:paragraph-rsid="001cf8d4"/>
    </style:style>
    <style:style style:name="P11" style:family="paragraph" style:parent-style-name="Standard_20__28_user_29_">
      <style:paragraph-properties fo:margin-left="0.771cm" fo:margin-right="0cm" fo:line-height="0.706cm" fo:text-indent="1.591cm" style:auto-text-indent="false" style:snap-to-layout-grid="false"/>
      <style:text-properties officeooo:paragraph-rsid="001cf8d4"/>
    </style:style>
    <style:style style:name="P12" style:family="paragraph" style:parent-style-name="Standard_20__28_user_29_">
      <style:paragraph-properties fo:margin-left="1.866cm" fo:margin-right="0cm" fo:line-height="0.706cm" fo:text-indent="0.071cm" style:auto-text-indent="false" style:snap-to-layout-grid="false"/>
      <style:text-properties officeooo:paragraph-rsid="001cf8d4"/>
    </style:style>
    <style:style style:name="P13" style:family="paragraph" style:parent-style-name="Standard_20__28_user_29_">
      <style:paragraph-properties fo:margin-left="2.438cm" fo:margin-right="0cm" fo:line-height="0.706cm" fo:text-indent="0cm" style:auto-text-indent="false" style:snap-to-layout-grid="false"/>
      <style:text-properties officeooo:paragraph-rsid="001cf8d4"/>
    </style:style>
    <style:style style:name="P14" style:family="paragraph" style:parent-style-name="Standard_20__28_user_29_">
      <style:paragraph-properties fo:margin-left="1.937cm" fo:margin-right="0cm" fo:line-height="0.706cm" fo:text-indent="0cm" style:auto-text-indent="false" style:snap-to-layout-grid="false"/>
      <style:text-properties officeooo:paragraph-rsid="001cf8d4"/>
    </style:style>
    <style:style style:name="P15" style:family="paragraph" style:parent-style-name="Standard_20__28_user_29_">
      <style:paragraph-properties fo:margin-left="1.688cm" fo:margin-right="0cm" fo:line-height="0.706cm" fo:text-indent="0.249cm" style:auto-text-indent="false" style:snap-to-layout-grid="false"/>
      <style:text-properties officeooo:paragraph-rsid="001cf8d4"/>
    </style:style>
    <style:style style:name="P16" style:family="paragraph" style:parent-style-name="Standard_20__28_user_29_">
      <style:paragraph-properties fo:margin-left="1.688cm" fo:margin-right="0cm" fo:margin-top="0cm" fo:margin-bottom="0.318cm" style:contextual-spacing="false" fo:line-height="0.706cm" fo:text-indent="0.249cm" style:auto-text-indent="false" style:snap-to-layout-grid="false"/>
      <style:text-properties officeooo:paragraph-rsid="001cf8d4"/>
    </style:style>
    <style:style style:name="P17" style:family="paragraph" style:parent-style-name="Standard_20__28_user_29_">
      <style:paragraph-properties fo:margin-left="2.438cm" fo:margin-right="0cm" fo:line-height="0.706cm" fo:text-indent="-0.501cm" style:auto-text-indent="false" style:snap-to-layout-grid="false"/>
      <style:text-properties officeooo:paragraph-rsid="001cf8d4"/>
    </style:style>
    <style:style style:name="P18" style:family="paragraph" style:parent-style-name="Standard_20__28_user_29_">
      <style:paragraph-properties fo:margin-left="1.935cm" fo:margin-right="0cm" fo:line-height="0.706cm" fo:text-indent="0cm" style:auto-text-indent="false" style:snap-to-layout-grid="false"/>
      <style:text-properties officeooo:paragraph-rsid="001cf8d4"/>
    </style:style>
    <style:style style:name="P19" style:family="paragraph" style:parent-style-name="Standard_20__28_user_29_">
      <style:paragraph-properties fo:margin-left="1.85cm" fo:margin-right="0cm" fo:margin-top="0.064cm" fo:margin-bottom="0cm" style:contextual-spacing="false" fo:line-height="0.706cm" fo:text-indent="0.025cm" style:auto-text-indent="false" style:snap-to-layout-grid="false"/>
      <style:text-properties officeooo:paragraph-rsid="001cf8d4"/>
    </style:style>
    <style:style style:name="P20" style:family="paragraph" style:parent-style-name="Standard_20__28_user_29_">
      <style:paragraph-properties fo:margin-left="2.424cm" fo:margin-right="0cm" fo:margin-top="0.064cm" fo:margin-bottom="0cm" style:contextual-spacing="false" fo:line-height="0.706cm" fo:text-indent="-0.549cm" style:auto-text-indent="false" style:snap-to-layout-grid="false"/>
      <style:text-properties officeooo:paragraph-rsid="001cf8d4"/>
    </style:style>
    <style:style style:name="P21" style:family="paragraph" style:parent-style-name="Standard_20__28_user_29_">
      <style:paragraph-properties fo:margin-left="1.681cm" fo:margin-right="0cm" fo:line-height="0.706cm" fo:text-indent="-0.563cm" style:auto-text-indent="false" style:snap-to-layout-grid="false"/>
      <style:text-properties officeooo:paragraph-rsid="001cf8d4"/>
    </style:style>
    <style:style style:name="P22" style:family="paragraph" style:parent-style-name="Standard_20__28_user_29_">
      <style:paragraph-properties fo:margin-left="0.004cm" fo:margin-right="0cm" fo:margin-top="0.064cm" fo:margin-bottom="0cm" style:contextual-spacing="false" fo:line-height="0.706cm" fo:text-indent="0.497cm" style:auto-text-indent="false" style:snap-to-layout-grid="false"/>
      <style:text-properties officeooo:paragraph-rsid="001cf8d4"/>
    </style:style>
    <style:style style:name="P23" style:family="paragraph" style:parent-style-name="Standard_20__28_user_29_">
      <style:paragraph-properties fo:margin-left="0.462cm" fo:margin-right="0cm" fo:margin-top="0.064cm" fo:margin-bottom="0cm" style:contextual-spacing="false" fo:line-height="0.706cm" fo:text-indent="0.025cm" style:auto-text-indent="false" style:snap-to-layout-grid="false"/>
      <style:text-properties officeooo:paragraph-rsid="001cf8d4"/>
    </style:style>
    <style:style style:name="P24" style:family="paragraph" style:parent-style-name="Standard_20__28_user_29_">
      <style:paragraph-properties fo:margin-left="2.187cm" fo:margin-right="0cm" fo:line-height="0.706cm" fo:text-indent="0.249cm" style:auto-text-indent="false" style:snap-to-layout-grid="false"/>
      <style:text-properties officeooo:paragraph-rsid="001cf8d4"/>
    </style:style>
    <style:style style:name="P25" style:family="paragraph" style:parent-style-name="Standard_20__28_user_29_">
      <style:paragraph-properties fo:margin-left="1.845cm" fo:margin-right="0cm" fo:line-height="0.706cm" fo:text-indent="0.092cm" style:auto-text-indent="false" style:snap-to-layout-grid="false"/>
      <style:text-properties officeooo:paragraph-rsid="001cf8d4"/>
    </style:style>
    <style:style style:name="P26" style:family="paragraph" style:parent-style-name="Standard_20__28_user_29_">
      <style:paragraph-properties fo:margin-left="2.478cm" fo:margin-right="0cm" fo:line-height="0.706cm" fo:text-indent="-1.907cm" style:auto-text-indent="false" style:snap-to-layout-grid="false"/>
      <style:text-properties officeooo:paragraph-rsid="001cf8d4"/>
    </style:style>
    <style:style style:name="P27" style:family="paragraph" style:parent-style-name="Standard_20__28_user_29_">
      <style:paragraph-properties fo:margin-left="1.961cm" fo:margin-right="0cm" fo:line-height="0.706cm" fo:text-indent="-1.295cm" style:auto-text-indent="false" style:snap-to-layout-grid="false"/>
      <style:text-properties officeooo:paragraph-rsid="001cf8d4"/>
    </style:style>
    <style:style style:name="P28" style:family="paragraph" style:parent-style-name="Standard_20__28_user_29_">
      <style:paragraph-properties fo:margin-left="1.713cm" fo:margin-right="0cm" fo:line-height="0.706cm" fo:text-indent="-0.501cm" style:auto-text-indent="false" style:snap-to-layout-grid="false"/>
      <style:text-properties officeooo:paragraph-rsid="001cf8d4"/>
    </style:style>
    <style:style style:name="P29" style:family="paragraph" style:parent-style-name="Standard_20__28_user_29_">
      <style:paragraph-properties fo:margin-left="1.21cm" fo:margin-right="0cm" fo:line-height="0.706cm" fo:text-indent="0cm" style:auto-text-indent="false" style:snap-to-layout-grid="false"/>
      <style:text-properties officeooo:paragraph-rsid="001cf8d4"/>
    </style:style>
    <style:style style:name="P30" style:family="paragraph" style:parent-style-name="Standard_20__28_user_29_">
      <style:paragraph-properties fo:margin-left="1.194cm" fo:margin-right="0cm" fo:line-height="0.706cm" fo:text-indent="-0.527cm" style:auto-text-indent="false" style:snap-to-layout-grid="false"/>
      <style:text-properties officeooo:paragraph-rsid="001cf8d4"/>
    </style:style>
    <style:style style:name="P31" style:family="paragraph" style:parent-style-name="Standard_20__28_user_29_">
      <style:paragraph-properties fo:margin-left="1.859cm" fo:margin-right="0cm" fo:line-height="0.706cm" fo:text-indent="0cm" style:auto-text-indent="false" style:snap-to-layout-grid="false">
        <style:tab-stops>
          <style:tab-stop style:position="4.897cm"/>
        </style:tab-stops>
      </style:paragraph-properties>
    </style:style>
    <style:style style:name="P32" style:family="paragraph" style:parent-style-name="Standard_20__28_user_29_">
      <style:paragraph-properties fo:margin-left="2.478cm" fo:margin-right="0cm" fo:line-height="0.706cm" fo:text-indent="-1.931cm" style:auto-text-indent="false" style:snap-to-layout-grid="false">
        <style:tab-stops>
          <style:tab-stop style:position="4.895cm"/>
        </style:tab-stops>
      </style:paragraph-properties>
      <style:text-properties officeooo:paragraph-rsid="001cf8d4"/>
    </style:style>
    <style:style style:name="P33" style:family="paragraph" style:parent-style-name="Standard_20__28_user_29_">
      <style:paragraph-properties fo:margin-left="2.478cm" fo:margin-right="0cm" fo:margin-top="0cm" fo:margin-bottom="0.318cm" style:contextual-spacing="false" fo:line-height="0.706cm" fo:text-indent="-1.931cm" style:auto-text-indent="false" style:snap-to-layout-grid="false">
        <style:tab-stops>
          <style:tab-stop style:position="4.895cm"/>
        </style:tab-stops>
      </style:paragraph-properties>
      <style:text-properties officeooo:paragraph-rsid="001cf8d4"/>
    </style:style>
    <style:style style:name="P34" style:family="paragraph" style:parent-style-name="Standard_20__28_user_29_">
      <style:paragraph-properties fo:margin-left="2.478cm" fo:margin-right="0cm" fo:line-height="0.706cm" fo:text-indent="-1.907cm" style:auto-text-indent="false" style:snap-to-layout-grid="false">
        <style:tab-stops>
          <style:tab-stop style:position="4.969cm"/>
        </style:tab-stops>
      </style:paragraph-properties>
      <style:text-properties officeooo:paragraph-rsid="001cf8d4"/>
    </style:style>
    <style:style style:name="P35" style:family="paragraph" style:parent-style-name="Standard">
      <style:paragraph-properties fo:margin-left="0cm" fo:margin-right="0.229cm" fo:line-height="0.706cm" fo:text-align="justify" style:justify-single-word="false" fo:text-indent="0cm" style:auto-text-indent="false" style:snap-to-layout-grid="false"/>
      <style:text-properties fo:color="#000000" loext:opacity="100%" style:font-name="標楷體" fo:font-size="14pt" style:letter-kerning="false" style:font-name-asian="標楷體" style:font-size-asian="14pt" style:font-name-complex="標楷體" style:font-size-complex="14pt" style:language-complex="ar" style:country-complex="SA"/>
    </style:style>
    <style:style style:name="P36" style:family="paragraph" style:parent-style-name="Standard">
      <style:paragraph-properties fo:margin-left="0.697cm" fo:margin-right="0.229cm" fo:line-height="0.706cm" fo:text-align="justify" style:justify-single-word="false" fo:text-indent="-0.697cm" style:auto-text-indent="false" style:snap-to-layout-grid="false"/>
      <style:text-properties fo:color="#000000" loext:opacity="100%" style:font-name="標楷體" fo:font-size="14pt" style:letter-kerning="false" style:font-name-asian="標楷體" style:font-size-asian="14pt" style:font-name-complex="標楷體" style:font-size-complex="14pt" style:language-complex="ar" style:country-complex="SA"/>
    </style:style>
    <style:style style:name="P37" style:family="paragraph" style:parent-style-name="Standard">
      <style:paragraph-properties fo:margin-top="0cm" fo:margin-bottom="0.318cm" style:contextual-spacing="false" fo:line-height="0.706cm" fo:text-align="justify" style:justify-single-word="false" style:text-autospace="none" style:vertical-align="auto" style:snap-to-layout-grid="false"/>
      <style:text-properties fo:color="#000000" loext:opacity="100%" style:font-name="標楷體" fo:font-size="14pt" style:letter-kerning="false" style:font-name-asian="標楷體" style:font-size-asian="14pt" style:font-name-complex="標楷體" style:font-size-complex="14pt" style:language-complex="ar" style:country-complex="SA"/>
    </style:style>
    <style:style style:name="P38" style:family="paragraph" style:parent-style-name="Standard">
      <style:paragraph-properties fo:margin-left="1.207cm" fo:margin-right="0cm" fo:margin-top="0cm" fo:margin-bottom="0.016cm" style:contextual-spacing="false" fo:line-height="0.706cm" fo:text-align="justify" style:justify-single-word="false" fo:text-indent="-0.753cm" style:auto-text-indent="false" style:text-autospace="none" style:vertical-align="auto" style:snap-to-layout-grid="false"/>
      <style:text-properties fo:color="#000000" loext:opacity="100%" style:font-name="標楷體" fo:font-size="14pt" style:letter-kerning="false" style:font-name-asian="標楷體" style:font-size-asian="14pt" style:font-name-complex="標楷體" style:font-size-complex="14pt" style:language-complex="ar" style:country-complex="SA"/>
    </style:style>
    <style:style style:name="P39" style:family="paragraph" style:parent-style-name="Standard">
      <style:paragraph-properties fo:margin-left="1.45cm" fo:margin-right="0cm" fo:margin-top="0cm" fo:margin-bottom="0.016cm" style:contextual-spacing="false" fo:line-height="0.706cm" fo:text-align="justify" style:justify-single-word="false" fo:text-indent="-0.997cm" style:auto-text-indent="false" style:text-autospace="none" style:vertical-align="auto" style:snap-to-layout-grid="false"/>
      <style:text-properties fo:color="#000000" loext:opacity="100%" style:font-name="標楷體" fo:font-size="14pt" style:letter-kerning="false" style:font-name-asian="標楷體" style:font-size-asian="14pt" style:font-name-complex="標楷體" style:font-size-complex="14pt" style:language-complex="ar" style:country-complex="SA"/>
    </style:style>
    <style:style style:name="P40" style:family="paragraph" style:parent-style-name="第一節">
      <style:paragraph-properties fo:margin-left="0.206cm" fo:margin-right="0cm" fo:line-height="0.67cm" fo:text-indent="0cm" style:auto-text-indent="false" style:snap-to-layout-grid="false"/>
      <style:text-properties fo:color="#000000" loext:opacity="100%" fo:font-weight="bold" style:font-name-asian="標楷體" style:font-weight-asian="bold" style:font-size-complex="14pt" style:font-weight-complex="bold"/>
    </style:style>
    <style:style style:name="P41" style:family="paragraph" style:parent-style-name="Standard_20__28_user_29_">
      <style:paragraph-properties fo:line-height="0.706cm" fo:text-align="center" style:justify-single-word="false" style:snap-to-layout-grid="false"/>
      <style:text-properties fo:font-weight="bold" style:font-weight-asian="bold" style:font-size-complex="14pt" style:font-weight-complex="bold"/>
    </style:style>
    <style:style style:name="P42" style:family="paragraph" style:parent-style-name="Standard_20__28_user_29_">
      <style:paragraph-properties fo:margin-left="1.859cm" fo:margin-right="0cm" fo:line-height="0.706cm" fo:text-indent="0cm" style:auto-text-indent="false" style:snap-to-layout-grid="false">
        <style:tab-stops>
          <style:tab-stop style:position="4.897cm"/>
        </style:tab-stops>
      </style:paragraph-properties>
      <style:text-properties fo:font-weight="bold" style:font-weight-asian="bold" style:font-size-complex="14pt"/>
    </style:style>
    <style:style style:name="P43" style:family="paragraph" style:parent-style-name="Standard_20__28_user_29_">
      <style:paragraph-properties fo:line-height="0.706cm" fo:text-align="center" style:justify-single-word="false" style:snap-to-layout-grid="false"/>
      <style:text-properties fo:font-weight="bold" style:language-asian="zh" style:country-asian="CN" style:font-weight-asian="bold" style:font-size-complex="14pt" style:font-weight-complex="bold"/>
    </style:style>
    <style:style style:name="P44" style:family="paragraph" style:parent-style-name="第一節">
      <style:paragraph-properties fo:margin-left="1.012cm" fo:margin-right="0cm" fo:line-height="0.67cm" fo:text-indent="0cm" style:auto-text-indent="false" style:snap-to-layout-grid="false"/>
      <style:text-properties fo:font-weight="bold" style:font-name-asian="標楷體" style:font-weight-asian="bold" style:font-size-complex="14pt" style:font-weight-complex="bold"/>
    </style:style>
    <style:style style:name="P45" style:family="paragraph" style:parent-style-name="第一節">
      <style:paragraph-properties fo:margin-left="0cm" fo:margin-right="0cm" fo:margin-top="0.042cm" fo:margin-bottom="0.042cm" style:contextual-spacing="false" fo:line-height="0.67cm" fo:text-align="start" style:justify-single-word="false" fo:text-indent="0.009cm" style:auto-text-indent="false" style:snap-to-layout-grid="false"/>
      <style:text-properties fo:font-weight="bold" style:font-name-asian="標楷體" style:font-weight-asian="bold" style:font-size-complex="14pt" style:font-weight-complex="bold"/>
    </style:style>
    <style:style style:name="P46" style:family="paragraph" style:parent-style-name="Standard_20__28_user_29_">
      <style:paragraph-properties fo:margin-left="2.48cm" fo:margin-right="0cm" fo:line-height="0.706cm" fo:text-indent="-1.468cm" style:auto-text-indent="false" style:snap-to-layout-grid="false">
        <style:tab-stops>
          <style:tab-stop style:position="4.897cm"/>
        </style:tab-stops>
      </style:paragraph-properties>
      <style:text-properties style:font-size-complex="14pt"/>
    </style:style>
    <style:style style:name="P47" style:family="paragraph" style:parent-style-name="Standard_20__28_user_29_">
      <style:paragraph-properties fo:margin-left="2.438cm" fo:margin-right="0cm" fo:line-height="0.706cm" fo:text-indent="0cm" style:auto-text-indent="false" style:snap-to-layout-grid="false"/>
      <style:text-properties style:font-size-complex="14pt"/>
    </style:style>
    <style:style style:name="P48" style:family="paragraph" style:parent-style-name="Standard_20__28_user_29_">
      <style:paragraph-properties fo:margin-left="1.926cm" fo:margin-right="0cm" fo:line-height="0.706cm" fo:text-indent="-0.931cm" style:auto-text-indent="false" style:snap-to-layout-grid="false"/>
      <style:text-properties style:font-size-complex="14pt"/>
    </style:style>
    <style:style style:name="P49" style:family="paragraph" style:parent-style-name="Standard_20__28_user_29_">
      <style:paragraph-properties fo:margin-left="2.307cm" fo:margin-right="0cm" fo:line-height="0.706cm" fo:text-indent="-1.295cm" style:auto-text-indent="false" style:snap-to-layout-grid="false"/>
      <style:text-properties style:font-size-complex="14pt"/>
    </style:style>
    <style:style style:name="P50" style:family="paragraph" style:parent-style-name="Standard_20__28_user_29_">
      <style:paragraph-properties fo:margin-left="2.48cm" fo:margin-right="0cm" fo:line-height="0.67cm" fo:text-indent="-1.981cm" style:auto-text-indent="false" style:snap-to-layout-grid="false"/>
      <style:text-properties style:font-size-complex="14pt"/>
    </style:style>
    <style:style style:name="P51" style:family="paragraph" style:parent-style-name="第一節">
      <style:paragraph-properties fo:margin-left="0cm" fo:margin-right="0cm" fo:margin-top="0.042cm" fo:margin-bottom="0.212cm" style:contextual-spacing="false" fo:line-height="0.67cm" fo:text-align="start" style:justify-single-word="false" fo:text-indent="0.011cm" style:auto-text-indent="false" style:snap-to-layout-grid="false"/>
      <style:text-properties style:font-size-complex="14pt"/>
    </style:style>
    <style:style style:name="P52" style:family="paragraph" style:parent-style-name="第一節">
      <style:paragraph-properties fo:margin-left="0cm" fo:margin-right="0cm" fo:margin-top="0.042cm" fo:margin-bottom="0.042cm" style:contextual-spacing="false" fo:line-height="0.67cm" fo:text-align="start" style:justify-single-word="false" fo:text-indent="0.009cm" style:auto-text-indent="false" style:snap-to-layout-grid="false"/>
      <style:text-properties style:font-size-complex="14pt"/>
    </style:style>
    <style:style style:name="P53" style:family="paragraph" style:parent-style-name="第一節">
      <style:paragraph-properties fo:margin-left="0cm" fo:margin-right="0cm" fo:margin-top="0.042cm" fo:margin-bottom="0.212cm" style:contextual-spacing="false" fo:line-height="0.67cm" fo:text-align="justify" style:justify-single-word="false" fo:text-indent="0.011cm" style:auto-text-indent="false" style:snap-to-layout-grid="false"/>
      <style:text-properties style:font-size-complex="14pt"/>
    </style:style>
    <style:style style:name="P54" style:family="paragraph" style:parent-style-name="Standard_20__28_user_29_">
      <style:paragraph-properties fo:margin-left="2.438cm" fo:margin-right="0cm" fo:line-height="0.706cm" fo:text-indent="0cm" style:auto-text-indent="false" style:snap-to-layout-grid="false"/>
      <style:text-properties style:font-name-asian="Times New Roman" style:font-size-complex="14pt"/>
    </style:style>
    <style:style style:name="P55" style:family="paragraph" style:parent-style-name="Standard_20__28_user_29_">
      <style:paragraph-properties fo:margin-left="2.475cm" fo:margin-right="0cm" fo:line-height="0.741cm" fo:text-indent="-1.976cm" style:auto-text-indent="false" style:snap-to-layout-grid="false"/>
      <style:text-properties officeooo:paragraph-rsid="001cf8d4"/>
    </style:style>
    <style:style style:name="P56" style:family="paragraph" style:parent-style-name="Standard_20__28_user_29_">
      <style:paragraph-properties fo:margin-left="2.96cm" fo:margin-right="0cm" fo:line-height="0.706cm" fo:text-indent="0cm" style:auto-text-indent="false" style:snap-to-layout-grid="false"/>
      <style:text-properties fo:font-size="22pt" style:font-size-asian="22pt" style:font-size-complex="14pt"/>
    </style:style>
    <style:style style:name="P57" style:family="paragraph" style:parent-style-name="Standard_20__28_user_29_">
      <style:paragraph-properties fo:margin-left="1.713cm" fo:margin-right="0cm" fo:line-height="0.706cm" fo:text-indent="-0.501cm" style:auto-text-indent="false" style:snap-to-layout-grid="false"/>
      <style:text-properties fo:font-size="22pt" style:font-size-asian="22pt" style:font-size-complex="14pt"/>
    </style:style>
    <style:style style:name="P58" style:family="paragraph" style:parent-style-name="Standard_20__28_user_29_">
      <style:paragraph-properties fo:margin-left="2.48cm" fo:margin-right="0cm" fo:line-height="0.67cm" fo:text-indent="-1.981cm" style:auto-text-indent="false" style:snap-to-layout-grid="false"/>
      <style:text-properties officeooo:paragraph-rsid="001cf8d4"/>
    </style:style>
    <style:style style:name="P59" style:family="paragraph" style:parent-style-name="Standard_20__28_user_29_">
      <style:paragraph-properties fo:margin-left="2.478cm" fo:margin-right="0cm" fo:line-height="0.67cm" fo:text-indent="-1.931cm" style:auto-text-indent="false" style:snap-to-layout-grid="false"/>
      <style:text-properties officeooo:paragraph-rsid="001cf8d4"/>
    </style:style>
    <style:style style:name="P60" style:family="paragraph" style:parent-style-name="Standard_20__28_user_29_">
      <style:paragraph-properties fo:line-height="0.706cm" style:snap-to-layout-grid="false"/>
      <style:text-properties style:font-name-asian="標楷體" style:font-size-complex="14pt"/>
    </style:style>
    <style:style style:name="P61" style:family="paragraph" style:parent-style-name="清單段落">
      <style:paragraph-properties fo:margin-left="1.011cm" fo:margin-right="0.229cm" fo:line-height="0.706cm" fo:text-align="start" style:justify-single-word="false" fo:text-indent="0cm" style:auto-text-indent="false" style:snap-to-layout-grid="false"/>
      <style:text-properties style:font-name-asian="標楷體" style:font-size-complex="14pt"/>
    </style:style>
    <style:style style:name="P62" style:family="paragraph" style:parent-style-name="第一節">
      <style:paragraph-properties fo:margin-left="0cm" fo:margin-right="0cm" fo:margin-top="0.042cm" fo:margin-bottom="0.042cm" style:contextual-spacing="false" fo:line-height="0.67cm" fo:text-align="start" style:justify-single-word="false" fo:text-indent="0.009cm" style:auto-text-indent="false" style:snap-to-layout-grid="false"/>
      <style:text-properties style:font-name-asian="標楷體" style:font-size-complex="14pt"/>
    </style:style>
    <style:style style:name="P63" style:family="paragraph" style:parent-style-name="第一節">
      <style:paragraph-properties fo:margin-left="0cm" fo:margin-right="0cm" fo:margin-top="0.042cm" fo:margin-bottom="0.212cm" style:contextual-spacing="false" fo:line-height="0.67cm" fo:text-align="end" style:justify-single-word="false" fo:text-indent="0.011cm" style:auto-text-indent="false" style:snap-to-layout-grid="false"/>
      <style:text-properties style:font-name-asian="標楷體" style:font-size-complex="14pt"/>
    </style:style>
    <style:style style:name="P64" style:family="paragraph" style:parent-style-name="標題一" style:master-page-name="Standard">
      <style:paragraph-properties fo:margin-left="-0.499cm" fo:margin-right="0cm" fo:margin-top="0cm" fo:margin-bottom="0.212cm" style:contextual-spacing="false" fo:text-align="start" style:justify-single-word="false" fo:text-indent="0cm" style:auto-text-indent="false" style:page-number="1"/>
    </style:style>
    <style:style style:name="P65" style:family="paragraph" style:parent-style-name="Standard_20__28_user_29_" style:list-style-name="WW8Num1">
      <style:paragraph-properties fo:line-height="0.706cm" style:snap-to-layout-grid="false">
        <style:tab-stops>
          <style:tab-stop style:position="-8.117cm"/>
        </style:tab-stops>
      </style:paragraph-properties>
      <style:text-properties style:font-size-complex="14pt"/>
    </style:style>
    <style:style style:name="P66" style:family="paragraph" style:parent-style-name="Standard_20__28_user_29_" style:list-style-name="WW8Num1">
      <style:paragraph-properties fo:line-height="0.706cm" style:snap-to-layout-grid="false"/>
      <style:text-properties style:font-size-complex="14pt"/>
    </style:style>
    <style:style style:name="P67" style:family="paragraph" style:parent-style-name="清單段落" style:list-style-name="WW8Num4">
      <style:paragraph-properties fo:margin-left="1.007cm" fo:margin-right="0cm" fo:line-height="0.706cm" fo:text-align="start" style:justify-single-word="false" fo:text-indent="-1.007cm" style:auto-text-indent="false" style:snap-to-layout-grid="false"/>
      <style:text-properties style:font-name="Times New Roman" style:font-name-complex="Times New Roman" style:font-size-complex="14pt"/>
    </style:style>
    <style:style style:name="P68" style:family="paragraph" style:parent-style-name="清單段落" style:list-style-name="WW8Num4">
      <style:paragraph-properties fo:margin-left="1.007cm" fo:margin-right="0cm" fo:line-height="0.706cm" fo:text-align="start" style:justify-single-word="false" fo:text-indent="-1.007cm" style:auto-text-indent="false" style:snap-to-layout-grid="false"/>
      <style:text-properties style:font-name="Times New Roman" style:font-name-asian="標楷體" style:font-name-complex="Times New Roman" style:font-size-complex="14pt"/>
    </style:style>
    <style:style style:name="P69" style:family="paragraph" style:parent-style-name="清單段落" style:list-style-name="WW8Num6">
      <style:paragraph-properties fo:margin-left="1.007cm" fo:margin-right="0cm" fo:line-height="0.706cm" fo:text-align="start" style:justify-single-word="false" fo:text-indent="-1.007cm" style:auto-text-indent="false" style:snap-to-layout-grid="false"/>
      <style:text-properties style:font-name="Times New Roman" style:font-name-asian="標楷體" style:font-name-complex="Times New Roman" style:font-size-complex="14pt"/>
    </style:style>
    <style:style style:name="P70" style:family="paragraph" style:parent-style-name="清單段落" style:list-style-name="WW8Num3">
      <style:paragraph-properties fo:margin-left="1.007cm" fo:margin-right="0cm" fo:line-height="0.706cm" fo:text-align="start" style:justify-single-word="false" fo:text-indent="-1.007cm" style:auto-text-indent="false" style:snap-to-layout-grid="false"/>
      <style:text-properties style:font-name="Times New Roman" style:font-name-asian="標楷體" style:font-name-complex="Times New Roman" style:font-size-complex="14pt"/>
    </style:style>
    <style:style style:name="P71" style:family="paragraph" style:parent-style-name="清單段落" style:list-style-name="WW8Num5">
      <style:paragraph-properties fo:margin-left="1.007cm" fo:margin-right="0cm" fo:line-height="0.706cm" fo:text-align="start" style:justify-single-word="false" fo:text-indent="-1.007cm" style:auto-text-indent="false" style:snap-to-layout-grid="false"/>
      <style:text-properties style:font-name="Times New Roman" style:font-name-asian="標楷體" style:font-name-complex="Times New Roman" style:font-size-complex="14pt"/>
    </style:style>
    <style:style style:name="P72" style:family="paragraph" style:parent-style-name="清單段落" style:list-style-name="WW8Num2">
      <style:paragraph-properties fo:margin-left="1.011cm" fo:margin-right="0.229cm" fo:line-height="0.706cm" fo:text-align="start" style:justify-single-word="false" fo:text-indent="-1.011cm" style:auto-text-indent="false" style:snap-to-layout-grid="false"/>
      <style:text-properties style:font-name-asian="標楷體" style:font-size-complex="14pt"/>
    </style:style>
    <style:style style:name="T1" style:family="text">
      <style:text-properties style:font-name-asian="Times New Roman"/>
    </style:style>
    <style:style style:name="T2" style:family="text">
      <style:text-properties style:font-name-asian="Times New Roman" style:font-size-complex="14pt"/>
    </style:style>
    <style:style style:name="T3" style:family="text">
      <style:text-properties style:font-size-complex="14pt"/>
    </style:style>
    <style:style style:name="T4" style:family="text">
      <style:text-properties style:font-name-asian="標楷體"/>
    </style:style>
    <style:style style:name="T5" style:family="text">
      <style:text-properties style:text-underline-style="solid" style:text-underline-width="auto" style:text-underline-color="font-color" style:font-size-complex="14pt"/>
    </style:style>
    <style:style style:name="T6" style:family="text">
      <style:text-properties style:text-underline-style="solid" style:text-underline-width="auto" style:text-underline-color="font-color" style:font-name-asian="Times New Roman" style:font-size-complex="14pt"/>
    </style:style>
    <style:style style:name="T7" style:family="text">
      <style:text-properties fo:font-size="22pt" style:font-size-asian="22pt" style:font-size-complex="14pt"/>
    </style:style>
    <style:style style:name="T8" style:family="text">
      <style:text-properties fo:font-size="22pt" style:font-name-asian="Times New Roman" style:font-size-asian="22pt" style:font-size-complex="14pt"/>
    </style:style>
    <style:style style:name="T9" style:family="text">
      <style:text-properties fo:font-size="22pt" fo:letter-spacing="-0.018cm" style:font-name-asian="Times New Roman" style:font-size-asian="22pt" style:font-size-complex="14pt"/>
    </style:style>
    <style:style style:name="T10" style:family="text">
      <style:text-properties fo:letter-spacing="-0.011cm" style:font-size-complex="14pt"/>
    </style:style>
    <style:style style:name="T11" style:family="text">
      <style:text-properties fo:letter-spacing="-0.018cm" style:font-size-complex="14pt"/>
    </style:style>
    <style:style style:name="T12" style:family="text">
      <style:text-properties fo:font-size="14pt" style:font-name-asian="標楷體1"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附件3、公共建設促參預評估檢核表</text:h>
      <table:table table:name="表格1" table:style-name="表格1">
        <table:table-column table:style-name="表格1.A"/>
        <table:table-row table:style-name="表格1.1">
          <table:table-cell table:style-name="表格1.A1" office:value-type="string">
            <text:p text:style-name="P41">壹、公共建設基本資訊</text:p>
          </table:table-cell>
        </table:table-row>
        <table:table-row table:style-name="表格1.2">
          <table:table-cell table:style-name="表格1.A1" office:value-type="string">
            <text:list xml:id="list3347461485" text:style-name="WW8Num4">
              <text:list-item>
                <text:p text:style-name="P67"><text:span text:style-name="T4">計畫名稱：</text:span><text:span text:style-name="T1"> <text:s text:c="56"/></text:span></text:p>
              </text:list-item>
              <text:list-item>
                <text:p text:style-name="P67"><text:span text:style-name="T4">填表單位：</text:span><text:span text:style-name="T1"> <text:s text:c="40"/></text:span></text:p>
              </text:list-item>
              <text:list-item>
                <text:p text:style-name="P68">公共建設現況：</text:p>
              </text:list-item>
            </text:list>
            <text:list xml:id="list2774115232" text:style-name="WW8Num1">
              <text:list-item>
                <text:p text:style-name="P65">基地區位：______縣(市)_____區(鄉/鎮)________段______小段______地號</text:p>
              </text:list-item>
            </text:list>
            <text:p text:style-name="P31"><text:span text:style-name="T3">基地面積：</text:span><text:span text:style-name="T6"> <text:s text:c="40"/></text:span><text:span text:style-name="T3">平方公尺</text:span></text:p>
            <text:p text:style-name="P31"><text:span text:style-name="T3">建物樓地板面積：</text:span><text:span text:style-name="T6"> <text:s text:c="28"/></text:span><text:span text:style-name="T3">平方公尺(如有)</text:span></text:p>
            <text:p text:style-name="P42">(請併附土地登記謄本、地籍圖及建物登記謄本等相關資料)</text:p>
            <text:p text:style-name="P46">(二)經營或使用現況：</text:p>
            <text:p text:style-name="P5"><text:span text:style-name="T8">□</text:span><text:span text:style-name="T3">新興公共建設</text:span></text:p>
            <text:p text:style-name="P9"><text:span text:style-name="T8">□</text:span><text:span text:style-name="T3">既有公共建設</text:span></text:p>
            <text:p text:style-name="P10"><text:span text:style-name="T8">□</text:span><text:span text:style-name="T3">全部委外</text:span></text:p>
            <text:p text:style-name="P6"><text:span text:style-name="T3">１、最近1年營業收入：</text:span><text:span text:style-name="T6"> <text:s text:c="9"/></text:span><text:span text:style-name="T3">萬元</text:span></text:p>
            <text:p text:style-name="P6"><text:span text:style-name="T3">２、最近1年營業成本及費用：</text:span><text:span text:style-name="T6"> <text:s text:c="9"/></text:span><text:span text:style-name="T3">萬元</text:span></text:p>
            <text:p text:style-name="P11"><text:span text:style-name="T8">□</text:span><text:span text:style-name="T3">部分委外、部分自行營運</text:span><text:span text:style-name="T2"> <text:s text:c="41"/></text:span></text:p>
            <text:p text:style-name="P6"><text:span text:style-name="T3">１、委外部分最近1年營業收入：</text:span><text:span text:style-name="T6"> <text:s text:c="4"/></text:span><text:span text:style-name="T5">　</text:span><text:span text:style-name="T6"> <text:s text:c="2"/></text:span><text:span text:style-name="T3">萬元</text:span></text:p>
            <text:p text:style-name="P6"><text:span text:style-name="T3">２、委外部分最近1年營業成本及費用：</text:span><text:span text:style-name="T6"> <text:s text:c="4"/></text:span><text:span text:style-name="T5">　</text:span><text:span text:style-name="T6"> <text:s text:c="2"/></text:span><text:span text:style-name="T3">萬元</text:span></text:p>
            <text:p text:style-name="P6"><text:span text:style-name="T3">３、自行營運部分最近1年營業收入：</text:span><text:span text:style-name="T6"> <text:s text:c="4"/></text:span><text:span text:style-name="T5">　</text:span><text:span text:style-name="T6"> <text:s text:c="2"/></text:span><text:span text:style-name="T3">萬元</text:span></text:p>
            <text:p text:style-name="P6"><text:span text:style-name="T3">４、自行營運部分機關管理人力：專職</text:span><text:span text:style-name="T6"> <text:s text:c="2"/></text:span><text:span text:style-name="T5">　</text:span><text:span text:style-name="T6"> <text:s text:c="2"/></text:span><text:span text:style-name="T3">人；兼辦</text:span><text:span text:style-name="T5">　　　　</text:span><text:span text:style-name="T3">人</text:span></text:p>
            <text:p text:style-name="P6"><text:span text:style-name="T3">５、自行營運部分最近1年管理維護預算約：</text:span><text:span text:style-name="T6"> <text:s text:c="4"/></text:span><text:span text:style-name="T5">　</text:span><text:span text:style-name="T6"> <text:s text:c="2"/></text:span><text:span text:style-name="T3">萬元</text:span></text:p>
            <text:p text:style-name="P11"><text:span text:style-name="T8">□</text:span><text:span text:style-name="T3">部分委外、部分自行使用</text:span></text:p>
            <text:p text:style-name="P6"><text:span text:style-name="T3">１、委外部分最近1年營業收入：</text:span><text:span text:style-name="T6"> <text:s text:c="4"/></text:span><text:span text:style-name="T5">　</text:span><text:span text:style-name="T6"> <text:s text:c="2"/></text:span><text:span text:style-name="T3">萬元</text:span></text:p>
            <text:p text:style-name="P6"><text:span text:style-name="T3">２、委外部分最近1年營業成本及費用：</text:span><text:span text:style-name="T6"> <text:s text:c="4"/></text:span><text:span text:style-name="T5">　</text:span><text:span text:style-name="T6"> <text:s text:c="2"/></text:span><text:span text:style-name="T3">萬元</text:span></text:p>
            <text:p text:style-name="P7"><text:span text:style-name="T3">３、自行使用部分最近1年管理維護預算約：</text:span><text:span text:style-name="T6"> <text:s text:c="15"/></text:span><text:span text:style-name="T5">　</text:span><text:span text:style-name="T6"> <text:s/></text:span><text:span text:style-name="T3">萬元</text:span></text:p>
            <text:p text:style-name="P11"><text:span text:style-name="T8">□</text:span><text:span text:style-name="T3">全部自行營運</text:span><text:span text:style-name="T2"> <text:s text:c="40"/></text:span></text:p>
            <text:p text:style-name="P6"><text:span text:style-name="T3">１、最近1年營業收入：</text:span><text:span text:style-name="T6"> <text:s text:c="4"/></text:span><text:span text:style-name="T5">　</text:span><text:span text:style-name="T6"> <text:s text:c="2"/></text:span><text:span text:style-name="T3">萬元</text:span></text:p>
            <text:p text:style-name="P6"><text:span text:style-name="T3">２、機關管理人力：專職</text:span><text:span text:style-name="T6"> <text:s text:c="2"/></text:span><text:span text:style-name="T5">　</text:span><text:span text:style-name="T6"> <text:s text:c="2"/></text:span><text:span text:style-name="T3">人；兼辦</text:span><text:span text:style-name="T5">　　　　</text:span><text:span text:style-name="T3">人</text:span></text:p>
            <text:p text:style-name="P6"><text:span text:style-name="T3">３、最近1年管理維護預算約：</text:span><text:span text:style-name="T6"> <text:s text:c="4"/></text:span><text:span text:style-name="T5">　</text:span><text:span text:style-name="T6"> <text:s text:c="2"/></text:span><text:span text:style-name="T3">萬元</text:span></text:p>
            <text:p text:style-name="P11"><text:span text:style-name="T8">□</text:span><text:span text:style-name="T3">全部自行使用，最近1年管理維護預算約：</text:span><text:span text:style-name="T6"> <text:s text:c="17"/></text:span><text:span text:style-name="T5">　</text:span><text:span text:style-name="T6"> <text:s/></text:span><text:span text:style-name="T3">萬元</text:span></text:p>
            <text:p text:style-name="P11"><text:span text:style-name="T8">□</text:span>部分自行營運、部分自行使用</text:p>
            <text:p text:style-name="P6"><text:span text:style-name="T3">１、自行營運部分最近1年營業收入：</text:span><text:span text:style-name="T6"> <text:s text:c="4"/></text:span><text:span text:style-name="T5">　</text:span><text:span text:style-name="T6"> <text:s text:c="2"/></text:span><text:span text:style-name="T3">萬元</text:span></text:p>
            <text:p text:style-name="P6"><text:span text:style-name="T3">２、自行營運部分機關管理人力：專職</text:span><text:span text:style-name="T6"> <text:s text:c="2"/></text:span><text:span text:style-name="T5">　</text:span><text:span text:style-name="T6"> <text:s text:c="2"/></text:span><text:span text:style-name="T3">人；兼辦</text:span><text:span text:style-name="T5">　　　　</text:span><text:span text:style-name="T3">人</text:span></text:p>
            <text:p text:style-name="P6"><text:span text:style-name="T3">３、自行營運部分最近1年管理維護預算約：</text:span><text:span text:style-name="T6"> <text:s text:c="4"/></text:span><text:span text:style-name="T5">　</text:span><text:span text:style-name="T6"> <text:s text:c="2"/></text:span><text:span text:style-name="T3">萬元</text:span></text:p>
            <text:p text:style-name="P6"><text:soft-page-break/><text:span text:style-name="T3">４、自行使用部分最近1年管理維護預算約：</text:span><text:span text:style-name="T6"> <text:s text:c="15"/></text:span><text:span text:style-name="T5">　</text:span><text:span text:style-name="T6"> <text:s/></text:span><text:span text:style-name="T3">萬元</text:span></text:p>
            <text:p text:style-name="P46">(三)基地有否環境敏感之虞：</text:p>
            <text:p text:style-name="P9"><text:span text:style-name="T8">□</text:span><text:span text:style-name="T3">有，說明：</text:span><text:span text:style-name="T8"> </text:span><text:span text:style-name="T2"><text:s text:c="49"/></text:span></text:p>
            <text:p text:style-name="P9"><text:span text:style-name="T8">□</text:span><text:span text:style-name="T3">否</text:span></text:p>
            <text:p text:style-name="P46">(四)土地權屬：</text:p>
            <text:p text:style-name="P12"><text:span text:style-name="T8">□</text:span><text:span text:style-name="T3">全數為公有土地</text:span></text:p>
            <text:p text:style-name="P13"><text:span text:style-name="T8">□</text:span><text:span text:style-name="T3">管理機關為主辦或執行機關</text:span></text:p>
            <text:p text:style-name="P13"><text:span text:style-name="T8">□</text:span><text:span text:style-name="T3">管理機關為其他機關(機關名稱：</text:span><text:span text:style-name="T6"> <text:s text:c="16"/></text:span><text:span text:style-name="T3">)</text:span></text:p>
            <text:p text:style-name="P12"><text:span text:style-name="T8">□</text:span><text:span text:style-name="T3">含私有土地(約占計畫範圍</text:span><text:span text:style-name="T2"> <text:s text:c="4"/></text:span><text:span text:style-name="T3">%)，其所有權人為：＿＿＿＿＿</text:span></text:p>
            <text:p text:style-name="P13"><text:span text:style-name="T8">□</text:span><text:span text:style-name="T3">國營事業(機構名稱：</text:span><text:span text:style-name="T6"> <text:s text:c="16"/></text:span><text:span text:style-name="T3">)</text:span></text:p>
            <text:p text:style-name="P13"><text:span text:style-name="T8">□</text:span><text:span text:style-name="T3">私人</text:span></text:p>
            <text:p text:style-name="P13"><text:span text:style-name="T8">□</text:span><text:span text:style-name="T3">其他：＿＿＿＿＿</text:span></text:p>
            <text:p text:style-name="P46">(五)土地使用分區：</text:p>
            <text:p text:style-name="P14"><text:span text:style-name="T8">□</text:span><text:span text:style-name="T3">都市計畫地區</text:span></text:p>
            <text:p text:style-name="P47">使用分區為＿＿＿＿＿＿＿＿＿＿</text:p>
            <text:p text:style-name="P14"><text:span text:style-name="T8">□</text:span><text:span text:style-name="T3">非都市土地</text:span></text:p>
            <text:p text:style-name="P47">使用分區為＿＿＿＿＿＿＿＿＿＿<text:span text:style-name="T1"> </text:span></text:p>
            <text:p text:style-name="P47">使用地類別為＿＿＿＿＿＿＿＿＿<text:span text:style-name="T1"> <text:s text:c="45"/></text:span></text:p>
            <text:p text:style-name="P46">(六)基地有否聯外道路：</text:p>
            <text:p text:style-name="P15"><text:span text:style-name="T8">□</text:span><text:span text:style-name="T3">有</text:span></text:p>
            <text:p text:style-name="P15"><text:span text:style-name="T8">□</text:span><text:span text:style-name="T3">否，未來有道路開闢計畫：</text:span></text:p>
            <text:p text:style-name="P13"><text:span text:style-name="T8">□</text:span><text:span text:style-name="T3">有，說明(含預算編列情形)：</text:span></text:p>
            <text:p text:style-name="P54"><text:s text:c="34"/></text:p>
            <text:p text:style-name="P13"><text:span text:style-name="T8">□</text:span><text:span text:style-name="T3">否</text:span></text:p>
            <text:p text:style-name="P8"><text:span text:style-name="T3">(七)</text:span><text:span text:style-name="T10">基地</text:span><text:span text:style-name="T3">有否</text:span><text:span text:style-name="T10">地上物待拆除、排除占用或補辦使用執照等情形：</text:span></text:p>
            <text:p text:style-name="P15"><text:span text:style-name="T8">□</text:span><text:span text:style-name="T3">有，說明(含預算編列情形及執行單位)：</text:span><text:span text:style-name="T2"> <text:s text:c="22"/></text:span></text:p>
            <text:p text:style-name="P16"><text:span text:style-name="T8">□</text:span><text:span text:style-name="T3">否</text:span></text:p>
          </table:table-cell>
        </table:table-row>
      </table:table>
      <text:p text:style-name="Standard"/>
      <text:p text:style-name="P3"/>
      <table:table table:name="表格2" table:style-name="表格2">
        <table:table-column table:style-name="表格2.A"/>
        <table:table-row table:style-name="表格2.1">
          <table:table-cell table:style-name="表格2.A1" office:value-type="string">
            <text:p text:style-name="P41">貳、法律面</text:p>
          </table:table-cell>
        </table:table-row>
        <table:table-row table:style-name="表格2.2">
          <table:table-cell table:style-name="表格2.A1" office:value-type="string">
            <text:list xml:id="list2475678219" text:style-name="WW8Num6">
              <text:list-item>
                <text:p text:style-name="P69">民間參與之法律依據：</text:p>
              </text:list-item>
            </text:list>
            <text:p text:style-name="P32"><text:span text:style-name="T8">□</text:span><text:span text:style-name="T3">促參法</text:span></text:p>
            <text:p text:style-name="P48">(ㄧ)公共建設為促參法第3條之公共建設類別，其類別為：第___款＿＿___＿＿(不限填一類別)，並符合促參法施行細則第___條第___項第___款(若符合數類別應併列)</text:p>
            <text:list xml:id="list105223688080035" text:continue-list="list2774115232" text:style-name="WW8Num1">
              <text:list-item>
                <text:p text:style-name="P66">所屬公共建設類別有否經政策評估通過並經主管機關公開得適用促參法第9條之1有償取得公共服務模式</text:p>
              </text:list-item>
            </text:list>
            <text:p text:style-name="P17"><text:span text:style-name="T8">□</text:span><text:span text:style-name="T3">有</text:span></text:p>
            <text:p text:style-name="P18"><text:span text:style-name="T8">□</text:span><text:span text:style-name="T3">否，是否擬擔任評估機關辦理政策評估：</text:span></text:p>
            <text:p text:style-name="P13"><text:span text:style-name="T8">□</text:span><text:span text:style-name="T12">是</text:span><text:span text:style-name="T3">，說明：</text:span></text:p>
            <text:p text:style-name="P47"/>
            <text:p text:style-name="P13"><text:span text:style-name="T8">□</text:span><text:span text:style-name="T3">否</text:span></text:p>
            <text:p text:style-name="P49">(三)公共建設擬採取之促參法第8條第1項民間參與方式：(可複選)</text:p>
            <text:p text:style-name="P19"><text:span text:style-name="T8">□</text:span><text:bookmark-start text:name="OLE_LINK1"/><text:span text:style-name="T3">第1款：交由民間新建－營運－移轉(BOT)</text:span></text:p>
            <text:p text:style-name="P19"><text:span text:style-name="T8">□</text:span><text:span text:style-name="T3">第2款：交由民間興建－無償移轉－營運(無償BTO/RTO)</text:span></text:p>
            <text:p text:style-name="P19"><text:span text:style-name="T8">□</text:span><text:span text:style-name="T3">第3款：交由民間興建－有償移轉－營運(有償BTO/RTO)</text:span></text:p>
            <text:p text:style-name="P19"><text:span text:style-name="T8">□</text:span><text:span text:style-name="T3">第4款：交由民間增建/改建/修建－營運－移轉(ROT)</text:span></text:p>
            <text:p text:style-name="P19"><text:span text:style-name="T8">□</text:span><text:span text:style-name="T3">第5款：交由民間營運－移轉(OT)</text:span></text:p>
            <text:p text:style-name="P20"><text:bookmark-end text:name="OLE_LINK1"/><text:span text:style-name="T8">□</text:span><text:span text:style-name="T3">第6款：民間機構備具私有土地興建－擁有所有權－自為營運或交由第三人營運(BOO/ROO)</text:span></text:p>
            <text:p text:style-name="P19"><text:span text:style-name="T8">□</text:span><text:span text:style-name="T3">第7款：其他經主管機關核定之方式</text:span></text:p>
            <text:p text:style-name="P32"><text:span text:style-name="T8">□</text:span><text:span text:style-name="T3">依其他法令辦理者：</text:span></text:p>
            <text:p text:style-name="P21"><text:span text:style-name="T8">□</text:span><text:span text:style-name="T3">獎勵民間參與交通建設條例</text:span></text:p>
            <text:p text:style-name="P21"><text:span text:style-name="T8">□</text:span><text:span text:style-name="T3">都市更新條例</text:span></text:p>
            <text:p text:style-name="P21"><text:span text:style-name="T8">□</text:span><text:span text:style-name="T3">國有財產法</text:span></text:p>
            <text:p text:style-name="P21"><text:span text:style-name="T8">□</text:span><text:span text:style-name="T3">商港法</text:span></text:p>
            <text:p text:style-name="P21"><text:span text:style-name="T8">□</text:span><text:span text:style-name="T3">其他：＿＿＿＿＿＿＿＿＿＿</text:span></text:p>
            <text:p text:style-name="P55"><text:span text:style-name="T8">□</text:span><text:span text:style-name="T3">無相關法律依據</text:span></text:p>
            <text:list xml:id="list105222348719086" text:continue-list="list2475678219" text:style-name="WW8Num6">
              <text:list-item>
                <text:p text:style-name="P69">辦理促參法所定事項之執行機關是否符合促參法第5條(如有)：</text:p>
              </text:list-item>
            </text:list>
            <text:p text:style-name="P22"><text:span text:style-name="T8">□</text:span><text:span text:style-name="T3">是，</text:span><text:span text:style-name="T8">□</text:span><text:span text:style-name="T3">被授權/</text:span><text:span text:style-name="T7">□</text:span><text:span text:style-name="T3">被委託機關為：＿＿＿＿＿＿，主辦機關為：＿＿</text:span></text:p>
            <text:p text:style-name="P23"><text:span text:style-name="T8">□</text:span><text:span text:style-name="T3">否</text:span></text:p>
          </table:table-cell>
        </table:table-row>
      </table:table>
      <text:p text:style-name="Standard"><text:soft-page-break/></text:p>
      <table:table table:name="表格3" table:style-name="表格3">
        <table:table-column table:style-name="表格3.A"/>
        <table:table-row table:style-name="表格3.1">
          <table:table-cell table:style-name="表格3.A1" office:value-type="string">
            <text:p text:style-name="P43">叁、土地取得面</text:p>
          </table:table-cell>
        </table:table-row>
        <table:table-row table:style-name="表格3.2">
          <table:table-cell table:style-name="表格3.A1" office:value-type="string">
            <text:list xml:id="list847607278" text:style-name="WW8Num3">
              <text:list-item>
                <text:p text:style-name="P70">土地取得：</text:p>
              </text:list-item>
            </text:list>
            <text:p text:style-name="P32"><text:span text:style-name="T8">□</text:span><text:span text:style-name="T3">主辦或執行機關為土地管理機關</text:span></text:p>
            <text:p text:style-name="P32"><text:span text:style-name="T8">□</text:span><text:span text:style-name="T3">尚須取得土地所有權、使用權或管理權</text:span></text:p>
            <text:p text:style-name="P46">(一)土地所有權、使用權或管理權取得方式</text:p>
            <text:p text:style-name="P15"><text:span text:style-name="T8">□</text:span><text:span text:style-name="T3">公共建設所需用地涉公有土地者：</text:span></text:p>
            <text:p text:style-name="P24"><text:span text:style-name="T8">□</text:span><text:span text:style-name="T3">撥用公有土地</text:span></text:p>
            <text:p text:style-name="P24"><text:span text:style-name="T8">□</text:span><text:span text:style-name="T3">依其他法令規定取得土地使用權</text:span></text:p>
            <text:p text:style-name="P15"><text:span text:style-name="T9">□</text:span><text:span text:style-name="T11">公共建設所需用地涉私有土地者：</text:span></text:p>
            <text:p text:style-name="P24"><text:span text:style-name="T8">□</text:span><text:span text:style-name="T3">協議價購</text:span></text:p>
            <text:p text:style-name="P24"><text:span text:style-name="T8">□</text:span><text:span text:style-name="T3">辦理徵收</text:span></text:p>
            <text:p text:style-name="P24"><text:span text:style-name="T8">□</text:span><text:span text:style-name="T3">其他：＿＿＿＿＿＿＿＿＿＿　　</text:span><text:span text:style-name="T2"> <text:s text:c="50"/></text:span></text:p>
            <text:p text:style-name="P49">(二)有否與相關機關或人士進行協商：</text:p>
            <text:p text:style-name="P15"><text:span text:style-name="T8">□</text:span><text:span text:style-name="T3">已協商且獲初步同意</text:span></text:p>
            <text:p text:style-name="P15"><text:span text:style-name="T8">□</text:span><text:span text:style-name="T3">已協商但未獲結論或不可行</text:span></text:p>
            <text:p text:style-name="P15"><text:span text:style-name="T8">□</text:span><text:span text:style-name="T3">未進行協商</text:span></text:p>
            <text:list xml:id="list105222593859286" text:continue-numbering="true" text:style-name="WW8Num3">
              <text:list-item>
                <text:p text:style-name="P70">土地使用管制調整：</text:p>
              </text:list-item>
            </text:list>
            <text:p text:style-name="P32"><text:span text:style-name="T8">□</text:span><text:span text:style-name="T3">毋須調整</text:span></text:p>
            <text:p text:style-name="P32"><text:span text:style-name="T8">□</text:span><text:span text:style-name="T3">須變更都市計畫之細部計畫或非都市土地使用編定</text:span></text:p>
            <text:p text:style-name="P33"><text:span text:style-name="T8">□</text:span><text:span text:style-name="T3">須變更都市計畫之主要計畫或非都市土地使用分區</text:span></text:p>
          </table:table-cell>
        </table:table-row>
      </table:table>
      <text:p text:style-name="Standard"/>
      <text:p text:style-name="P3"/>
      <table:table table:name="表格4" table:style-name="表格4">
        <table:table-column table:style-name="表格4.A"/>
        <table:table-row table:style-name="表格4.1">
          <table:table-cell table:style-name="表格4.A1" office:value-type="string">
            <text:p text:style-name="P41">肆、市場及財務面</text:p>
          </table:table-cell>
        </table:table-row>
        <table:table-row table:style-name="表格4.2">
          <table:table-cell table:style-name="表格4.A1" office:value-type="string">
            <text:list xml:id="list3954597130" text:style-name="WW8Num5">
              <text:list-item>
                <text:p text:style-name="P71">擬交由民間經營之設施有否穩定之服務對象或計畫：</text:p>
              </text:list-item>
            </text:list>
            <text:p text:style-name="P34"><text:span text:style-name="T8">□</text:span><text:span text:style-name="T3">有</text:span></text:p>
            <text:p text:style-name="P34"><text:span text:style-name="T8">□</text:span><text:span text:style-name="T3">否</text:span></text:p>
            <text:p text:style-name="P34"><text:span text:style-name="T8">□</text:span><text:span text:style-name="T3">不確定，尚待進一步調查</text:span></text:p>
            <text:list xml:id="list105223924077472" text:continue-numbering="true" text:style-name="WW8Num5">
              <text:list-item>
                <text:p text:style-name="P71">使用者付費之接受情形：</text:p>
              </text:list-item>
            </text:list>
            <text:p text:style-name="P49">(ㄧ)鄰近地區有否類似設施須付費使用</text:p>
            <text:p text:style-name="P14"><text:span text:style-name="T8">□</text:span><text:span text:style-name="T3">有</text:span></text:p>
            <text:p text:style-name="P14"><text:span text:style-name="T8">□</text:span><text:span text:style-name="T3">否</text:span></text:p>
            <text:p text:style-name="P14"><text:span text:style-name="T8">□</text:span><text:span text:style-name="T3">不確定，尚待進一步調查</text:span></text:p>
            <text:p text:style-name="P49">(二)其他地區有否類似設施須付費使用</text:p>
            <text:p text:style-name="P25"><text:span text:style-name="T8">□</text:span><text:span text:style-name="T3">有</text:span></text:p>
            <text:p text:style-name="P25"><text:span text:style-name="T8">□</text:span><text:span text:style-name="T3">否</text:span></text:p>
            <text:p text:style-name="P25"><text:span text:style-name="T8">□</text:span><text:span text:style-name="T3">不確定，尚待進一步調查</text:span></text:p>
            <text:p text:style-name="P49">(三)有否相似公共建設引進民間參與已簽約案例</text:p>
            <text:p text:style-name="P25"><text:span text:style-name="T8">□</text:span><text:span text:style-name="T3">有(案名：　　</text:span><text:span text:style-name="T2"> <text:s text:c="45"/></text:span><text:span text:style-name="T3">)</text:span></text:p>
            <text:p text:style-name="P25"><text:span text:style-name="T8">□</text:span><text:span text:style-name="T3">否</text:span></text:p>
            <text:list xml:id="list105223453960823" text:continue-numbering="true" text:style-name="WW8Num5">
              <text:list-item>
                <text:p text:style-name="P71">民間參與意願(可複選)：</text:p>
              </text:list-item>
            </text:list>
            <text:p text:style-name="P26"><text:span text:style-name="T8">□</text:span><text:span text:style-name="T3">已有民間廠商自行提案申請參與(依促參法第46條規定辦理)</text:span></text:p>
            <text:p text:style-name="P26"><text:span text:style-name="T8">□</text:span><text:span text:style-name="T3">已有潛在民間廠商探詢</text:span></text:p>
            <text:p text:style-name="P26"><text:span text:style-name="T8">□</text:span><text:span text:style-name="T3">無民間廠商探詢</text:span></text:p>
            <text:list xml:id="list105222253626846" text:continue-numbering="true" text:style-name="WW8Num5">
              <text:list-item>
                <text:p text:style-name="P71">擬採政府有償取得公共建設及服務方式辦理：</text:p>
              </text:list-item>
            </text:list>
            <text:p text:style-name="P27"><text:span text:style-name="T8">□</text:span><text:span text:style-name="T3">有否以促參法第8條第1項第3款有償BTO/RTO方式辦理之計畫：</text:span></text:p>
            <text:p text:style-name="P28"><text:span text:style-name="T8">□</text:span><text:span text:style-name="T3">有，說明：</text:span></text:p>
            <text:p text:style-name="P56"/>
            <text:p text:style-name="P29"><text:span text:style-name="T8">□</text:span><text:span text:style-name="T3">否</text:span></text:p>
            <text:p text:style-name="P27"><text:span text:style-name="T8">□</text:span><text:span text:style-name="T3">有否採行促參法第9條之1有償取得公共服務模式之計畫：</text:span></text:p>
            <text:p text:style-name="P28"><text:span text:style-name="T8">□</text:span><text:span text:style-name="T3">有，說明：</text:span></text:p>
            <text:p text:style-name="P56"/>
            <text:p text:style-name="P29"><text:span text:style-name="T8">□</text:span><text:span text:style-name="T3">否</text:span></text:p>
            <text:p text:style-name="P30"><text:span text:style-name="T8">□</text:span><text:span text:style-name="T3">有否依促參法第29條規劃由主辦機關給予民間機構補貼：</text:span></text:p>
            <text:p text:style-name="P28"><text:span text:style-name="T8">□</text:span><text:span text:style-name="T3">有，說明：</text:span></text:p>
            <text:p text:style-name="P57"/>
            <text:p text:style-name="P29"><text:span text:style-name="T8">□</text:span><text:span text:style-name="T3">否</text:span></text:p>
          </table:table-cell>
        </table:table-row>
      </table:table>
      <table:table table:name="表格5" table:style-name="表格5">
        <table:table-column table:style-name="表格5.A"/>
        <table:table-row table:style-name="表格5.1">
          <table:table-cell table:style-name="表格5.A1" office:value-type="string">
            <text:p text:style-name="P41">伍、預評估結果概述</text:p>
          </table:table-cell>
        </table:table-row>
        <table:table-row table:style-name="表格5.2">
          <table:table-cell table:style-name="表格5.A1" office:value-type="string">
            <text:list xml:id="list3536755415" text:style-name="WW8Num2">
              <text:list-item>
                <text:p text:style-name="P72">法律面預評小結：</text:p>
              </text:list-item>
            </text:list>
            <text:p text:style-name="P58"><text:span text:style-name="T8">□</text:span><text:span text:style-name="T3">初步可行，說明：</text:span></text:p>
            <text:p text:style-name="P50"/>
            <text:p text:style-name="P50"/>
            <text:p text:style-name="P59"><text:span text:style-name="T8">□</text:span><text:span text:style-name="T3">初步不可行(可複選)：</text:span><text:span text:style-name="T2"> <text:s text:c="16"/></text:span></text:p>
            <text:p text:style-name="P21"><text:span text:style-name="T8">□</text:span><text:span text:style-name="T3">無民間參與相關法律依據</text:span></text:p>
            <text:p text:style-name="P21"><text:span text:style-name="T8">□</text:span><text:span text:style-name="T3">不符合促參法第3條之公共建設類別</text:span></text:p>
            <text:p text:style-name="P21"><text:span text:style-name="T8">□</text:span><text:span text:style-name="T3">不符合促參法第8條之民間參與方式規定</text:span></text:p>
            <text:p text:style-name="P21"><text:span text:style-name="T8">□</text:span><text:span text:style-name="T3">其他：＿＿＿＿＿＿＿＿＿＿</text:span></text:p>
            <text:list xml:id="list105222949753908" text:continue-numbering="true" text:style-name="WW8Num2">
              <text:list-item>
                <text:p text:style-name="P72">土地取得面預評小結：</text:p>
              </text:list-item>
            </text:list>
            <text:p text:style-name="P58"><text:span text:style-name="T8">□</text:span><text:span text:style-name="T3">初步可行，說明：</text:span></text:p>
            <text:p text:style-name="P50"/>
            <text:p text:style-name="P50"/>
            <text:p text:style-name="P59"><text:span text:style-name="T8">□</text:span><text:span text:style-name="T3">初步不可行(可複選)：</text:span><text:span text:style-name="T2"> <text:s text:c="16"/></text:span></text:p>
            <text:p text:style-name="P21"><text:span text:style-name="T8">□</text:span><text:span text:style-name="T3">基地位於環境敏感地區之限制發展區</text:span></text:p>
            <text:p text:style-name="P21"><text:span text:style-name="T8">□</text:span><text:span text:style-name="T3">土地取得未經協商</text:span></text:p>
            <text:p text:style-name="P21"><text:span text:style-name="T8">□</text:span><text:span text:style-name="T3">土地取得已協商但未獲結論或不可行</text:span></text:p>
            <text:p text:style-name="P21"><text:span text:style-name="T8">□</text:span><text:span text:style-name="T3">其他：＿＿＿＿＿＿＿＿＿＿</text:span></text:p>
            <text:list xml:id="list105222038087572" text:continue-numbering="true" text:style-name="WW8Num2">
              <text:list-item>
                <text:p text:style-name="P72">市場及財務面預評小結：</text:p>
              </text:list-item>
            </text:list>
            <text:p text:style-name="P58"><text:span text:style-name="T8">□</text:span><text:span text:style-name="T3">初步可行，說明：</text:span></text:p>
            <text:p text:style-name="P50"/>
            <text:p text:style-name="P50"/>
            <text:p text:style-name="P59"><text:span text:style-name="T8">□</text:span><text:span text:style-name="T3">初步不可行(可複選)：</text:span></text:p>
            <text:p text:style-name="P21"><text:span text:style-name="T8">□</text:span><text:span text:style-name="T3">設施及服務未有穩定使用對象</text:span></text:p>
            <text:p text:style-name="P21"><text:span text:style-name="T8">□</text:span><text:span text:style-name="T3">尚無相似已簽約案例</text:span></text:p>
            <text:p text:style-name="P21"><text:span text:style-name="T8">□</text:span><text:span text:style-name="T3">公共建設及服務不可向使用者收費</text:span></text:p>
            <text:p text:style-name="P21"><text:span text:style-name="T8">□</text:span><text:span text:style-name="T3">政府需付費，但無預估可編列之預算來源</text:span></text:p>
            <text:p text:style-name="P21"><text:span text:style-name="T8">□</text:span><text:span text:style-name="T3">其他：＿＿＿＿＿＿＿＿＿＿</text:span></text:p>
            <text:list xml:id="list105222665935787" text:continue-numbering="true" text:style-name="WW8Num2">
              <text:list-item>
                <text:p text:style-name="P72">綜合評估，說明：</text:p>
              </text:list-item>
            </text:list>
            <text:p text:style-name="P61"/>
            <text:p text:style-name="P61"/>
            <text:p text:style-name="P61"/>
            <text:p text:style-name="P61"/>
            <text:p text:style-name="P60"/>
          </table:table-cell>
        </table:table-row>
        <text:soft-page-break/>
        <table:table-row table:style-name="表格5.1">
          <table:table-cell table:style-name="表格5.A1" office:value-type="string">
            <text:p text:style-name="P40">陸、同一計畫</text:p>
            <text:p text:style-name="P40">（促參案件投資契約已解除、終止或期間屆滿後，擬再次依促參法辦理者填列）</text:p>
          </table:table-cell>
        </table:table-row>
        <table:table-row table:style-name="表格5.1">
          <table:table-cell table:style-name="表格5.A1" office:value-type="string">
            <text:p text:style-name="P35">是否屬促參法第6條之1第3項及促參法施行細則第32條之同一計畫：</text:p>
            <text:p text:style-name="P36"><text:s/>□是，得免再辦理可行性評估、公聽會及先期規劃：(以下三項條件均符合方屬之）</text:p>
            <text:p text:style-name="P38"><text:s text:c="2"/>□同一公共建設用地範圍</text:p>
            <text:p text:style-name="P38"><text:s text:c="2"/>□同一公共建設類別</text:p>
            <text:p text:style-name="P39"><text:s text:c="2"/>□同一民間參與方式或民間參與方式改採促參法第8條第1項第5款辦理者(民間參與方式：__________________)</text:p>
            <text:p text:style-name="P37"><text:s/>□否</text:p>
          </table:table-cell>
        </table:table-row>
        <table:table-row table:style-name="表格5.1">
          <table:table-cell table:style-name="表格5.A1" office:value-type="string">
            <text:p text:style-name="P44">填表機關聯絡資訊</text:p>
          </table:table-cell>
        </table:table-row>
        <table:table-row table:style-name="表格5.6">
          <table:table-cell table:style-name="表格5.A1" office:value-type="string">
            <text:p text:style-name="P62">聯絡人</text:p>
            <text:p text:style-name="P51"><text:span text:style-name="T4">姓名：</text:span><text:span text:style-name="T1"> <text:s text:c="14"/></text:span><text:span text:style-name="T4">；服務單位：</text:span><text:span text:style-name="T1"> <text:s text:c="15"/></text:span><text:span text:style-name="T4">；</text:span></text:p>
            <text:p text:style-name="P53"><text:span text:style-name="T4">職稱：</text:span><text:span text:style-name="T1"> <text:s text:c="14"/></text:span><text:span text:style-name="T4">；電話：</text:span><text:span text:style-name="T1"> <text:s text:c="23"/></text:span><text:span text:style-name="T4">；傳真：</text:span><text:span text:style-name="T1"> <text:s text:c="14"/></text:span></text:p>
            <text:p text:style-name="P53"><text:span text:style-name="T4">電子郵件：</text:span><text:span text:style-name="T1"> <text:s text:c="46"/></text:span></text:p>
            <text:p text:style-name="P63">填表日期　　　　年　　　　月　　　　日</text:p>
          </table:table-cell>
        </table:table-row>
        <table:table-row table:style-name="表格5.7">
          <table:table-cell table:style-name="表格5.A1" office:value-type="string">
            <text:p text:style-name="P45"/>
            <text:p text:style-name="P52"><text:span text:style-name="T4">填表單位核章</text:span><text:span text:style-name="T1"> <text:s text:c="22"/></text:span><text:span text:style-name="T4">執行機關或主辦機關首長核章</text:span></text:p>
            <text:p text:style-name="P62"/>
            <text:p text:style-name="P62"/>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全真中仿宋, 新細明體" svg:font-family="'全真中仿宋, 新細明體'" style:font-family-generic="modern"/>
    <style:font-face style:name="標楷體" svg:font-family="標楷體" style:font-family-generic="script"/>
    <style:font-face style:name="Lucida Sans2" svg:font-family="'Lucida Sans'" style:font-family-generic="swiss"/>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思源宋體" svg:font-family="思源宋體" style:font-family-generic="system" style:font-pitch="variable"/>
    <style:font-face style:name="思源黑體" svg:font-family="思源黑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思源宋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思源宋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體" style:font-family-asian="思源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Standard_20__28_user_29_" style:display-name="Standard (user)" style:family="paragraph">
      <style:paragraph-properties fo:margin-left="0cm" fo:margin-right="0cm" fo:line-height="0.882cm" fo:text-align="justify" style:justify-single-word="false" fo:orphans="0" fo:widows="0" fo:hyphenation-ladder-count="no-limit" fo:text-indent="0.353cm" style:auto-text-indent="false" style:vertical-align="baseline" style:writing-mode="lr-tb"/>
      <style:text-properties style:use-window-font-color="true" loext:opacity="0%" style:font-name="Times New Roman" fo:font-family="'Times New Roman'" style:font-family-generic="roman" style:font-pitch="variable" fo:font-size="14pt" fo:language="en" fo:country="US" style:letter-kerning="true" style:font-name-asian="標楷體" style:font-family-asian="標楷體" style:font-family-generic-asian="script" style:font-size-asian="14pt" style:language-asian="zh" style:country-asian="TW"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fo:line-height="0.847cm" style:snap-to-layout-grid="false"/>
      <style:text-properties fo:font-size="10pt" style:font-size-asian="10pt"/>
    </style:style>
    <style:style style:name="Header" style:family="paragraph" style:parent-style-name="Standard_20__28_user_29_" style:class="extra">
      <style:paragraph-properties style:snap-to-layout-grid="false"/>
      <style:text-properties fo:font-size="10pt" style:font-size-asian="10pt" style:font-size-complex="10pt"/>
    </style:style>
    <style:style style:name="清單段落" style:family="paragraph" style:parent-style-name="Standard_20__28_user_29_">
      <style:paragraph-properties fo:margin-left="0.847cm" fo:margin-right="0cm" fo:text-indent="0.353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標題一" style:family="paragraph" style:default-outline-level="1" style:list-style-name="">
      <style:paragraph-properties fo:text-align="center" style:justify-single-word="false" fo:orphans="2" fo:widows="2" fo:hyphenation-ladder-count="no-limit" style:vertical-align="baseline" style:writing-mode="lr-tb"/>
      <style:text-properties style:use-window-font-color="true" loext:opacity="0%" style:font-name="Times New Roman" fo:font-family="'Times New Roman'" style:font-family-generic="roman" style:font-pitch="variable" fo:font-size="18pt" fo:language="en" fo:country="US" fo:font-weight="bold" style:letter-kerning="true" style:font-name-asian="標楷體" style:font-family-asian="標楷體" style:font-family-generic-asian="script" style:font-size-asian="18pt" style:language-asian="zh" style:country-asian="TW" style:font-weight-asian="bold" style:font-name-complex="Times New Roman" style:font-family-complex="'Times New Roman'" style:font-family-generic-complex="roman" style:font-pitch-complex="variable" style:font-size-complex="26pt" style:language-complex="ar" style:country-complex="SA" style:font-weight-complex="bold" fo:hyphenate="false" fo:hyphenation-remain-char-count="2" fo:hyphenation-push-char-count="2" loext:hyphenation-no-caps="false"/>
    </style:style>
    <style:style style:name="第一節" style:family="paragraph" style:parent-style-name="Standard_20__28_user_29_">
      <style:paragraph-properties fo:margin-left="0cm" fo:margin-right="0cm" fo:line-height="0.706cm" fo:text-align="center" style:justify-single-word="false" fo:text-indent="0cm" style:auto-text-indent="false"/>
      <style:text-properties style:font-name-asian="全真中仿宋, 新細明體" style:font-family-asian="'全真中仿宋, 新細明體'" style:font-family-generic-asian="moder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頁尾_20_字元" style:display-name="頁尾 字元" style:family="text">
      <style:text-properties style:font-name="Times New Roman" fo:font-family="'Times New Roman'" style:font-family-generic="roman" style:font-pitch="variable" fo:font-size="10pt" style:letter-kerning="true" style:font-name-asian="標楷體" style:font-family-asian="標楷體" style:font-family-generic-asian="script" style:font-size-asian="10pt" style:font-name-complex="Times New Roman" style:font-family-complex="'Times New Roman'" style:font-family-generic-complex="roman" style:font-pitch-complex="variable"/>
    </style:style>
    <style:style style:name="頁首_20_字元" style:display-name="頁首 字元" style:family="text">
      <style:text-properties style:font-name="Times New Roman" fo:font-family="'Times New Roman'" style:font-family-generic="roman" style:font-pitch="variable" fo:font-size="10pt" style:letter-kerning="true" style:font-name-asian="標楷體" style:font-family-asian="標楷體" style:font-family-generic-asian="script" style:font-size-asian="10pt" style:font-name-complex="Times New Roman" style:font-family-complex="'Times New Roman'" style:font-family-generic-complex="roman" style:font-pitch-complex="variable" style:font-size-complex="10pt"/>
    </style:style>
    <style:style style:name="清單段落_20_字元" style:display-name="清單段落 字元" style:family="text">
      <style:text-properties style:font-name="Calibri" fo:font-family="Calibri" style:font-family-generic="swiss" style:font-pitch="variable" fo:font-size="14pt" style:letter-kerning="true"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1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prefix="(" style:num-suffix=")" style:num-format="一, 二, 三, ...">
        <style:list-level-properties text:list-level-position-and-space-mode="label-alignment">
          <style:list-level-label-alignment text:label-followed-by="listtab" fo:text-indent="-0.847cm" fo:margin-left="1.859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52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99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46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9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39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86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一, 二, 三, ...">
        <style:list-level-properties text:list-level-position-and-space-mode="label-alignment">
          <style:list-level-label-alignment text:label-followed-by="listtab" fo:text-indent="-1.27cm" fo:margin-left="2.25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6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2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6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一, 二, 三, ...">
        <style:list-level-properties text:list-level-position-and-space-mode="label-alignment">
          <style:list-level-label-alignment text:label-followed-by="listtab" fo:text-indent="-1.27cm" fo:margin-left="2.25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6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2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6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一, 二, 三, ...">
        <style:list-level-properties text:list-level-position-and-space-mode="label-alignment">
          <style:list-level-label-alignment text:label-followed-by="listtab" fo:text-indent="-1.27cm" fo:margin-left="2.25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6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2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6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Numbering_20_Symbols" style:num-suffix="、" style:num-format="一, 二, 三, ...">
        <style:list-level-properties text:list-level-position-and-space-mode="label-alignment">
          <style:list-level-label-alignment text:label-followed-by="listtab" fo:text-indent="-1.27cm" fo:margin-left="2.25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6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2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6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一, 二, 三, ...">
        <style:list-level-properties text:list-level-position-and-space-mode="label-alignment">
          <style:list-level-label-alignment text:label-followed-by="listtab" fo:text-indent="-1.27cm" fo:margin-left="2.25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6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52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3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2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06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9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7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6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fo:text-transform="uppercase" fo:color="#000000" loext:opacity="100%" fo:font-size="12pt" fo:language="zh" fo:country="TW" style:font-size-asian="12pt"/>
    </style:style>
    <style:style style:name="MP2" style:family="paragraph" style:parent-style-name="Header">
      <style:paragraph-properties fo:margin-left="0cm" fo:margin-right="0cm" fo:text-align="end" style:justify-single-word="false" fo:text-indent="0cm" style:auto-text-indent="false"/>
      <style:text-properties fo:font-size="11pt" style:font-size-asian="11pt"/>
    </style:style>
    <style:page-layout style:name="Mpm1">
      <style:page-layout-properties fo:page-width="21.001cm" fo:page-height="29.7cm" style:num-format="1" style:print-orientation="portrait" fo:margin-top="2.54cm" fo:margin-bottom="1.499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41cm" fo:margin-left="0cm" fo:margin-right="0cm" fo:margin-top="0.942cm" style:dynamic-spacing="true"/>
      </style:footer-style>
    </style:page-layout>
    <style:page-layout style:name="Mpm2">
      <style:page-layout-properties fo:page-width="21.001cm" fo:page-height="29.7cm" style:num-format="1" style:print-orientation="portrait" fo:margin-top="1.27cm" fo:margin-bottom="1.27cm" fo:margin-left="3.175cm" fo:margin-right="3.175cm" style:writing-mode="lr-tb" style:layout-grid-color="#c0c0c0" style:layout-grid-lines="21" style:layout-grid-base-height="1.293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text:page-number text:select-page="current">5</text:page-number></text:p>
      </style:footer>
    </style:master-page>
    <style:master-page style:name="轉換_20_1" style:display-name="轉換 1" style:page-layout-name="Mpm2">
      <style:header>
        <text:p text:style-name="MP2"/>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dc:description/>
    <meta:initial-creator>Chia Hua Wu</meta:initial-creator>
    <meta:creation-date>2024-06-06T06:55:00</meta:creation-date>
    <dc:date>2024-06-12T14:16:40.724000000</dc:date>
    <meta:editing-cycles>9</meta:editing-cycles>
    <meta:editing-duration>PT21M33S</meta:editing-duration>
    <meta:generator>MODA_ODF_Application_Tools/3.5.5.5.1$Windows_X86_64 LibreOffice_project/2400664dc58dcb0ebf6fa60ed771977be6c7395f</meta:generator>
    <meta:document-statistic meta:table-count="5" meta:image-count="0" meta:object-count="0" meta:page-count="7" meta:paragraph-count="180" meta:word-count="2460" meta:character-count="3516" meta:non-whitespace-character-count="2560"/>
  </office:meta>
</office:document-meta>
</file>